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4.1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9.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952cm" fo:min-width="6.502cm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 fo:min-height="1.25cm" fo:min-width="2.421cm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="solid" draw:fill-color="#729fcf"/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cm" svg:height="1.5cm" svg:x="4.837cm" svg:y="3.201cm">
          <text:p text:style-name="P1">We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cm" svg:height="1cm" svg:x="4.837cm" svg:y="5.701cm">
          <text:p text:style-name="P1">TempFi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cm" svg:height="1.5cm" svg:x="10.3cm" svg:y="3.201cm">
          <text:p text:style-name="P1">API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.4cm" svg:y1="4.701cm" svg:x2="12.4cm" svg:y2="5.701cm">
          <text:p/>
        </draw:line>
        <draw:custom-shape draw:style-name="gr4" draw:text-style-name="P1" draw:layer="layout" svg:width="9.9cm" svg:height="1.7cm" svg:x="4.9cm" svg:y="10.001cm">
          <text:p text:style-name="P1">D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7.3cm" svg:y1="4.701cm" svg:x2="7.3cm" svg:y2="5.701cm">
          <text:p/>
        </draw:line>
        <draw:line draw:style-name="gr3" draw:text-style-name="P2" draw:layer="layout" svg:x1="9.9cm" svg:y1="6.701cm" svg:x2="9.9cm" svg:y2="7.501cm">
          <text:p/>
        </draw:line>
        <draw:line draw:style-name="gr3" draw:text-style-name="P2" draw:layer="layout" svg:x1="9.9cm" svg:y1="9.001cm" svg:x2="9.9cm" svg:y2="10.001cm">
          <text:p/>
        </draw:line>
        <draw:custom-shape draw:style-name="gr5" draw:text-style-name="P4" draw:layer="layout" svg:width="2.921cm" svg:height="1.5cm" svg:x="4.837cm" svg:y="7.488cm">
          <text:p text:style-name="P3">Convert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921cm" svg:height="1.5cm" svg:x="8.439cm" svg:y="7.488cm">
          <text:p text:style-name="P3">Convert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921cm" svg:height="1.5cm" svg:x="11.895cm" svg:y="7.488cm">
          <text:p text:style-name="P3">Convert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234cm" svg:y1="6.688cm" svg:x2="6.234cm" svg:y2="7.488cm">
          <text:p/>
        </draw:line>
        <draw:line draw:style-name="gr3" draw:text-style-name="P2" draw:layer="layout" svg:x1="13.346cm" svg:y1="6.688cm" svg:x2="13.346cm" svg:y2="7.488cm">
          <text:p/>
        </draw:line>
        <draw:line draw:style-name="gr3" draw:text-style-name="P2" draw:layer="layout" svg:x1="6.234cm" svg:y1="8.988cm" svg:x2="6.234cm" svg:y2="10.258cm">
          <text:p/>
        </draw:line>
        <draw:line draw:style-name="gr3" draw:text-style-name="P2" draw:layer="layout" svg:x1="13.346cm" svg:y1="8.988cm" svg:x2="13.346cm" svg:y2="10.258cm">
          <text:p/>
        </draw:line>
        <draw:custom-shape draw:style-name="gr1" draw:text-style-name="P1" draw:layer="layout" svg:width="4.6cm" svg:height="1.5cm" svg:x="4.843cm" svg:y="14.36cm">
          <text:p text:style-name="P1">We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cm" svg:height="1cm" svg:x="4.843cm" svg:y="16.86cm">
          <text:p text:style-name="P1">TempFi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cm" svg:height="1.5cm" svg:x="10.243cm" svg:y="14.36cm">
          <text:p text:style-name="P1">API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9cm" svg:height="1.7cm" svg:x="4.843cm" svg:y="21.16cm">
          <text:p text:style-name="P1">D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7.543cm" svg:y1="16.86cm" svg:x2="7.543cm" svg:y2="15.86cm">
          <text:p/>
        </draw:line>
        <draw:line draw:style-name="gr3" draw:text-style-name="P2" draw:layer="layout" svg:x1="11.943cm" svg:y1="16.86cm" svg:x2="11.943cm" svg:y2="15.86cm">
          <text:p/>
        </draw:line>
        <draw:custom-shape draw:style-name="gr5" draw:text-style-name="P4" draw:layer="layout" svg:width="2.921cm" svg:height="1.5cm" svg:x="4.864cm" svg:y="18.629cm">
          <text:p text:style-name="P3">Convert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921cm" svg:height="1.5cm" svg:x="8.466cm" svg:y="18.629cm">
          <text:p text:style-name="P3">Convert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921cm" svg:height="1.5cm" svg:x="11.922cm" svg:y="18.629cm">
          <text:p text:style-name="P3">Convert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953cm" svg:y1="21.472cm" svg:x2="5.953cm" svg:y2="15.884cm">
          <text:p/>
        </draw:line>
        <draw:line draw:style-name="gr3" draw:text-style-name="P2" draw:layer="layout" svg:x1="13.573cm" svg:y1="21.472cm" svg:x2="13.573cm" svg:y2="15.884cm">
          <text:p/>
        </draw:line>
        <draw:frame draw:style-name="gr6" draw:text-style-name="P5" draw:layer="layout" svg:width="2.667cm" svg:height="1.143cm" svg:x="8.593cm" svg:y="12.22cm">
          <draw:text-box>
            <text:p>upload</text:p>
          </draw:text-box>
        </draw:frame>
        <draw:frame draw:style-name="gr6" draw:text-style-name="P5" draw:layer="layout" svg:width="3.429cm" svg:height="1.143cm" svg:x="8.239cm" svg:y="23.319cm">
          <draw:text-box>
            <text:p>downloa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2T16:59:32.212000000</meta:creation-date>
    <dc:date>2018-10-12T17:41:48.381000000</dc:date>
    <meta:editing-duration>PT6M11S</meta:editing-duration>
    <meta:editing-cycles>4</meta:editing-cycles>
    <meta:generator>LibreOffice/6.0.6.2$Windows_X86_64 LibreOffice_project/0c292870b25a325b5ed35f6b45599d2ea4458e77</meta:generator>
    <meta:document-statistic meta:object-count="28"/>
  </office:meta>
</office:document-meta>
</file>